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dobe Devanagari" svg:font-family="'Adobe Devanagari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fo:font-size="9pt" style:font-size-asian="9pt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 style:master-page-name="MP0">
      <style:paragraph-properties style:page-number="auto" fo:break-before="page"/>
      <style:text-properties fo:language="de" fo:country="DE"/>
    </style:style>
    <style:style style:name="P6" style:family="paragraph" style:parent-style-name="Standard">
      <style:text-properties officeooo:rsid="000cc0f3" officeooo:paragraph-rsid="000cc0f3"/>
    </style:style>
    <style:style style:name="P7" style:family="paragraph" style:parent-style-name="Standard">
      <style:text-properties fo:font-style="italic" officeooo:rsid="000cc0f3" officeooo:paragraph-rsid="000cc0f3" style:font-style-asian="italic" style:font-style-complex="italic"/>
    </style:style>
    <style:style style:name="P8" style:family="paragraph" style:parent-style-name="Standard">
      <style:text-properties fo:font-style="italic" officeooo:rsid="000e971e" officeooo:paragraph-rsid="000e971e" style:font-style-asian="italic" style:font-style-complex="italic"/>
    </style:style>
    <style:style style:name="P9" style:family="paragraph" style:parent-style-name="Standard">
      <style:text-properties officeooo:rsid="000e971e" officeooo:paragraph-rsid="000e971e"/>
    </style:style>
    <style:style style:name="P10" style:family="paragraph" style:parent-style-name="Listenabsatz" style:list-style-name="L1"/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dobe Devanaga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st das Risiko Big Data für die Privatsphäre regulierbar?</text:p>
      <text:p text:style-name="P1"><text:tab/>Sind Big Data und Privatsphäre vereinbar? Chancen und Risiken am Beispiel Google.</text:p>
      <text:list xml:id="list1119701005" text:style-name="L1">
        <text:list-item>
          <text:p text:style-name="P10">Privatsphäre, Erläuterung/Abschätzung status quo</text:p>
        </text:list-item>
        <text:list-item>
          <text:p text:style-name="P10">Big Data, Privatsphäre (und andere Risiken)</text:p>
        </text:list-item>
        <text:list-item>
          <text:p text:style-name="P10">Wirtschaftliche Chancen und Probleme</text:p>
        </text:list-item>
        <text:list-item>
          <text:p text:style-name="P10">Gesellschaftliche Chancen und Probleme</text:p>
        </text:list-item>
        <text:list-item>
          <text:p text:style-name="P10">Evaluation.</text:p>
        </text:list-item>
      </text:list>
      <text:p text:style-name="P1"/>
      <text:p text:style-name="P1"/>
      <text:p text:style-name="P1"/>
      <text:p text:style-name="P1">- Big Data</text:p>
      <text:p text:style-name="P1">- Privatsphäre und Big Dara</text:p>
      <text:p text:style-name="P1">- Warum Privatsphäre</text:p>
      <text:p text:style-name="Standard">- living with big data</text:p>
      <text:p text:style-name="Standard"/>
      <text:p text:style-name="P2">The rise of “big data” on cloud computing: Review and open research issues</text:p>
      <text:p text:style-name="Standard"><text:a xlink:type="simple" xlink:href="https://www.sciencedirect.com/science/article/pii/S0306437914001288" office:target-frame-name="_top" xlink:show="replace" text:style-name="Internet_20_link" text:visited-style-name="Visited_20_Internet_20_Link"><text:span text:style-name="Absatz-Standardschriftart"><text:span text:style-name="T1">https://www.sciencedirect.com/science/article/pii/S0306437914001288</text:span></text:span></text:a></text:p>
      <text:p text:style-name="Standard"/>
      <text:p text:style-name="P2">Searching for Information Online: Using Big Data to Identify the Concerns of Potential Army Recruits</text:p>
      <text:p text:style-name="Standard"><text:a xlink:type="simple" xlink:href="https://vpn.dmz.nordakademie.de/proxy/0ab74ebe/http/www.jstor.org/stable/10.7249/j.ctt1b67wpk.1?Search=yes&amp;resultItemClick=true&amp;searchText=big&amp;searchText=data&amp;searchText=google&amp;searchUri=%2Faction%2FdoBasicSearch%3FQuery%3Dbig%2Bdata%2Bgoogle&amp;seq=1#page_scan_tab_contents" office:target-frame-name="_top" xlink:show="replace" text:style-name="Internet_20_link" text:visited-style-name="Visited_20_Internet_20_Link"><text:span text:style-name="Absatz-Standardschriftart"><text:span text:style-name="T1">https://vpn.dmz.nordakademie.de/proxy/0ab74ebe/http/www.jstor.org/stable/10.7249/j.ctt1b67wpk.1?Search=yes&amp;resultItemClick=true&amp;searchText=big&amp;searchText=data&amp;searchText=google&amp;searchUri=%2Faction%2FdoBasicSearch%3FQuery%3Dbig%2Bdata%2Bgoogle&amp;seq=1#page_scan_tab_contents</text:span></text:span></text:a></text:p>
      <text:p text:style-name="Standard"/>
      <text:p text:style-name="P2">information ownership in the age of big data</text:p>
      <text:p text:style-name="Standard"><text:a xlink:type="simple" xlink:href="https://vpn.dmz.nordakademie.de/proxy/0ab74ebe/http/www.jstor.org/stable/10.5325/jinfopoli.5.2015.0006?Search=yes&amp;resultItemClick=true&amp;searchText=big&amp;searchText=data&amp;searchText=google&amp;searchUri=%2Faction%2FdoBasicSearch%3FQuery%3Dbig%2Bdata%2Bgoogle" office:target-frame-name="_top" xlink:show="replace" text:style-name="Internet_20_link" text:visited-style-name="Visited_20_Internet_20_Link"><text:span text:style-name="Absatz-Standardschriftart"><text:span text:style-name="T1">https://vpn.dmz.nordakademie.de/proxy/0ab74ebe/http/www.jstor.org/stable/10.5325/jinfopoli.5.2015.0006?Search=yes&amp;resultItemClick=true&amp;searchText=big&amp;searchText=data&amp;searchText=google&amp;searchUri=%2Faction%2FdoBasicSearch%3FQuery%3Dbig%2Bdata%2Bgoogle</text:span></text:span></text:a></text:p>
      <text:p text:style-name="Standard"/>
      <text:p text:style-name="P2">what makes big data big data</text:p>
      <text:p text:style-name="Standard"><text:a xlink:type="simple" xlink:href="http://journals.sagepub.com/doi/abs/10.1177/2053951716631130" office:target-frame-name="_top" xlink:show="replace" text:style-name="Internet_20_link" text:visited-style-name="Visited_20_Internet_20_Link"><text:span text:style-name="Absatz-Standardschriftart"><text:span text:style-name="T1">http://journals.sagepub.com/doi/abs/10.1177/2053951716631130</text:span></text:span></text:a></text:p>
      <text:p text:style-name="Standard"/>
      <text:p text:style-name="P2">big data and sensor society</text:p>
      <text:p text:style-name="Standard"><text:a xlink:type="simple" xlink:href="https://books.google.de/books?hl=en&amp;lr=&amp;id=RjxMDQAAQBAJ&amp;oi=fnd&amp;pg=PA61&amp;dq=big+data+%22google%22+privacy&amp;ots=BftDTsP9lo&amp;sig=wnbTgnZPQChNlalARHWGtNWW-7s&amp;redir_esc=y#v=onepage&amp;q=big%20data%20%22google%22%20privacy&amp;f=false" office:target-frame-name="_top" xlink:show="replace" text:style-name="Internet_20_link" text:visited-style-name="Visited_20_Internet_20_Link"><text:span text:style-name="Absatz-Standardschriftart"><text:span text:style-name="T1">https://books.google.de/books?hl=en&amp;lr=&amp;id=RjxMDQAAQBAJ&amp;oi=fnd&amp;pg=PA61&amp;dq=big+data+%22google%22+privacy&amp;ots=BftDTsP9lo&amp;sig=wnbTgnZPQChNlalARHWGtNWW-7s&amp;redir_esc=y#v=onepage&amp;q=big%20data%20%22google%22%20privacy&amp;f=false</text:span></text:span></text:a></text:p>
      <text:p text:style-name="Standard"/>
      <text:p text:style-name="P2">Datafication, dataism and dataveillance: Big Data between scientific paradigm and ideology</text:p>
      <text:p text:style-name="Standard"><text:a xlink:type="simple" xlink:href="https://www.researchgate.net/publication/283985880_Datafication_Dataism_and_Dataveillance_Big_Data_Between_Scientific_Paradigm_and_Ideology" office:target-frame-name="_top" xlink:show="replace" text:style-name="Internet_20_link" text:visited-style-name="Visited_20_Internet_20_Link"><text:span text:style-name="Absatz-Standardschriftart"><text:span text:style-name="T1">https://www.researchgate.net/publication/283985880_Datafication_Dataism_and_Dataveillance_Big_Data_Between_Scientific_Paradigm_and_Ideology</text:span></text:span></text:a><text:span text:style-name="Absatz-Standardschriftart"><text:span text:style-name="T1"> </text:span></text:span></text:p>
      <text:p text:style-name="P3"/>
      <text:p text:style-name="P2">Semantic approach to automating management of big data privacy policies</text:p>
      <text:p text:style-name="Standard"><text:a xlink:type="simple" xlink:href="http://ieeexplore.ieee.org/abstract/document/7840639/?reload=true" office:target-frame-name="_top" xlink:show="replace" text:style-name="Internet_20_link" text:visited-style-name="Visited_20_Internet_20_Link"><text:span text:style-name="Absatz-Standardschriftart"><text:span text:style-name="T3">http://ieeexplore.ieee.org/abstract/document/7840639/?reload=true</text:span></text:span></text:a></text:p>
      <text:p text:style-name="P4"/>
      <text:p text:style-name="P2">Tracking Personal Data Use: Provenance And Trust</text:p>
      <text:p text:style-name="Standard"><text:a xlink:type="simple" xlink:href="https://pdfs.semanticscholar.org/a8ba/72746a8e39e20685a412d9cb411be00a341e.pdf" office:target-frame-name="_top" xlink:show="replace" text:style-name="Internet_20_link" text:visited-style-name="Visited_20_Internet_20_Link"><text:span text:style-name="Absatz-Standardschriftart"><text:span text:style-name="T3">https://pdfs.semanticscholar.org/a8ba/72746a8e39e20685a412d9cb411be00a341e.pdf</text:span></text:span></text:a></text:p>
      <text:p text:style-name="Standard"/>
      <text:p text:style-name="P2">The business of personal data: Google, Facebook, and privacy issues in the EU and the USA</text:p>
      <text:p text:style-name="Standard"><text:a xlink:type="simple" xlink:href="https://academic.oup.com/idpl/article-abstract/7/1/36/3097625?redirectedFrom=fulltext" office:target-frame-name="_top" xlink:show="replace" text:style-name="Internet_20_link" text:visited-style-name="Visited_20_Internet_20_Link"><text:span text:style-name="Absatz-Standardschriftart"><text:span text:style-name="T1">https://academic.oup.com/idpl/article-abstract/7/1/36/3097625?redirectedFrom=fulltext</text:span></text:span></text:a></text:p>
      <text:p text:style-name="Standard"/>
      <text:p text:style-name="P2">Of Men and Mice: Should the EU Data Protection Authorities' Reaction to Google's New Privacy Policy Raise Concern for the Future of the Purpose Limitation Principle</text:p>
      <text:p text:style-name="Standard"><text:a xlink:type="simple" xlink:href="http://heinonline.org/HOL/LandingPage?handle=hein.journals/edpl1&amp;div=7&amp;id=&amp;page" office:target-frame-name="_top" xlink:show="replace" text:style-name="Internet_20_link" text:visited-style-name="Visited_20_Internet_20_Link"><text:span text:style-name="Absatz-Standardschriftart"><text:span text:style-name="T1">http://heinonline.org/HOL/LandingPage?handle=hein.journals/edpl1&amp;div=7&amp;id=&amp;page</text:span></text:span></text:a><text:span text:style-name="Absatz-Standardschriftart"><text:span text:style-name="T1">=</text:span></text:span></text:p>
      <text:p text:style-name="Standard"><text:soft-page-break/></text:p>
      <text:p text:style-name="P2">Information Privacy Research: An Interdisciplinary Review</text:p>
      <text:p text:style-name="Standard"><text:a xlink:type="simple" xlink:href="https://vpn.dmz.nordakademie.de/proxy/0ab74ebe/http/www.jstor.org/stable/41409970?Search=yes&amp;resultItemClick=true&amp;searchText=big&amp;searchText=data&amp;searchText=privacy&amp;searchText=google&amp;searchUri=%2Faction%2FdoBasicSearch%3FQuery%3Dbig%2Bdata%2Bprivacy%2Bgoogle&amp;seq=1#page_scan_tab_contents" office:target-frame-name="_top" xlink:show="replace" text:style-name="Internet_20_link" text:visited-style-name="Visited_20_Internet_20_Link"><text:span text:style-name="Absatz-Standardschriftart"><text:span text:style-name="T1">https://vpn.dmz.nordakademie.de/proxy/0ab74ebe/http/www.jstor.org/stable/41409970?Search=yes&amp;resultItemClick=true&amp;searchText=big&amp;searchText=data&amp;searchText=privacy&amp;searchText=google&amp;searchUri=%2Faction%2FdoBasicSearch%3FQuery%3Dbig%2Bdata%2Bprivacy%2Bgoogle&amp;seq=1#page_scan_tab_contents</text:span></text:span></text:a></text:p>
      <text:p text:style-name="Standard"/>
      <text:p text:style-name="Standard"/>
      <text:p text:style-name="Standard"/>
      <text:p text:style-name="P7">Number of daily new data</text:p>
      <text:p text:style-name="P6"><text:a xlink:type="simple" xlink:href="http://blog.wiwo.de/look-at-it/2015/04/22/big-data-25-trillionen-byte-daten-jeden-tag-wachst-vier-mal-schneller-als-weltwirtschaft/" text:style-name="Internet_20_link" text:visited-style-name="Visited_20_Internet_20_Link"><text:span text:style-name="T2">http://blog.wiwo.de/look-at-it/2015/04/22/big-data-25-trillionen-byte-daten-jeden-tag-wachst-vier-mal-schneller-als-weltwirtschaft/</text:span></text:a></text:p>
      <text:p text:style-name="P6"/>
      <text:p text:style-name="P8">Number of daily data</text:p>
      <text:p text:style-name="P9"><text:a xlink:type="simple" xlink:href="https://de.statista.com/statistik/daten/studie/267974/umfrage/prognose-zum-weltweit-generierten-datenvolumen/" text:style-name="Internet_20_link" text:visited-style-name="Visited_20_Internet_20_Link"><text:span text:style-name="T2">https://de.statista.com/statistik/daten/studie/267974/umfrage/prognose-zum-weltweit-generierten-datenvolumen/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dobe Devanagari" svg:font-family="'Adobe Devanagari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Lucida Sans Unicode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enabsatz" style:family="paragraph" style:parent-style-name="Standard">
      <style:paragraph-properties fo:margin-left="1.27cm" fo:margin-right="0cm" fo:line-height="107%" fo:hyphenation-ladder-count="no-limit" fo:text-indent="0cm" style:auto-text-indent="false" style:vertical-align="auto">
        <style:tab-stops/>
      </style:paragraph-properties>
      <style:text-properties style:font-name="Adobe Devanagari" fo:font-family="'Adobe Devanagari'" style:font-family-generic="roman" style:font-pitch="variable" fo:font-size="13pt" fo:language="de" fo:country="DE" style:letter-kerning="false" style:font-name-asian="Calibri" style:font-family-asian="Calibri" style:font-family-generic-asian="swiss" style:font-pitch-asian="variable" style:font-size-asian="13pt" style:language-asian="en" style:country-asian="US" style:font-name-complex="Adobe Devanagari" style:font-family-complex="'Adobe Devanagari'" style:font-family-generic-complex="roman" style:font-pitch-complex="variable" style:font-size-complex="17pt" style:language-complex="ar" style:country-complex="SA" fo:hyphenate="true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808080" fo:background-color="#e6e6e6"/>
    </style:style>
    <style:style style:name="WW_5f_CharLFO1LVL1" style:display-name="WW_CharLFO1LVL1" style:family="text">
      <style:text-properties style:font-name="Adobe Devanagari" fo:font-family="'Adobe Devanagari'" style:font-family-generic="roman" style:font-pitch="variable" style:font-name-asian="Calibri" style:font-family-asian="Calibri" style:font-family-generic-asian="swiss" style:font-pitch-asian="variable" style:font-name-complex="Adobe Devanagari" style:font-family-complex="'Adobe Devanagari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18-01-18T10:23:00Z</meta:creation-date>
    <dc:date>2018-01-18T16:01:29.165191061</dc:date>
    <meta:editing-cycles>7</meta:editing-cycles>
    <meta:editing-duration>PT3H16S</meta:editing-duration>
    <meta:document-statistic meta:table-count="0" meta:image-count="0" meta:object-count="0" meta:page-count="2" meta:paragraph-count="37" meta:word-count="206" meta:character-count="3074" meta:non-whitespace-character-count="2908"/>
    <meta:template xlink:type="simple" xlink:actuate="onRequest" xlink:title="" xlink:href="Normal.dotm"/>
  </office:meta>
</office:document-meta>
</file>